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Efficiency (%)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 (V)</text:p>
          </table:table-cell>
          <table:table-cell table:style-name="ce2" office:value-type="float" office:value="12" calcext:value-type="float">
            <text:p>12 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n (A)</text:p>
          </table:table-cell>
          <table:table-cell table:style-name="ce3" office:value-type="float" office:value="0.25" calcext:value-type="float">
            <text:p>0.25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 (W)</text:p>
          </table:table-cell>
          <table:table-cell table:style-name="ce4" table:formula="of:=[.B2]*[.B3]" office:value-type="float" office:value="3" calcext:value-type="float">
            <text:p>3 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t (W)</text:p>
          </table:table-cell>
          <table:table-cell table:style-name="ce4" table:formula="of:=[.B4]*([.B1])" office:value-type="float" office:value="2.7" calcext:value-type="float">
            <text:p>2.7 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t (V)</text:p>
          </table:table-cell>
          <table:table-cell table:style-name="ce2" office:value-type="float" office:value="5" calcext:value-type="float">
            <text:p>5 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ut (A)</text:p>
          </table:table-cell>
          <table:table-cell table:style-name="ce3" table:formula="of:=[.B5]/[.B6]" office:value-type="float" office:value="0.54" calcext:value-type="float">
            <text:p>0.54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ipate (W)</text:p>
          </table:table-cell>
          <table:table-cell table:style-name="ce4" table:formula="of:=[.B4]-[.B5]" office:value-type="float" office:value="0.3" calcext:value-type="float">
            <text:p>0.3 W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min-integer-digits="1"/>
      <number:text> V</number:text>
    </number:number-style>
    <number:number-style style:name="N122">
      <number:number number:min-integer-digits="1"/>
      <number:text> A</number:text>
    </number:number-style>
    <number:number-style style:name="N123">
      <number:number number:min-integer-digits="1"/>
      <number:text> W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1:24:22.831648245</meta:creation-date>
    <dc:date>2018-04-01T14:19:20.743952428</dc:date>
    <meta:editing-duration>PT2H34M6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